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American Typewriter" svg:font-family="'American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359a" officeooo:paragraph-rsid="001d359a"/>
    </style:style>
    <style:style style:name="P2" style:family="paragraph" style:parent-style-name="Standard">
      <style:text-properties fo:font-weight="bold" officeooo:rsid="001d359a" officeooo:paragraph-rsid="001d359a" style:font-weight-asian="bold" style:font-weight-complex="bold"/>
    </style:style>
    <style:style style:name="P3" style:family="paragraph" style:parent-style-name="Standard">
      <style:paragraph-properties fo:text-align="start" style:justify-single-word="false"/>
      <style:text-properties style:font-name="Liberation Sans" fo:font-size="12pt" fo:font-weight="normal" officeooo:rsid="001d359a" officeooo:paragraph-rsid="001d359a"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Liberation Sans" fo:font-size="12pt" fo:font-weight="normal" officeooo:rsid="001d359a" officeooo:paragraph-rsid="001d359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24pt" fo:font-weight="normal" officeooo:rsid="001d359a" officeooo:paragraph-rsid="001d359a" style:font-size-asian="24pt" style:font-weight-asian="normal" style:font-size-complex="24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497fb2" officeooo:paragraph-rsid="004b9f9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484bdd" officeooo:paragraph-rsid="004b9f9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bold" officeooo:rsid="001d359a" officeooo:paragraph-rsid="001d359a"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Times New Roman" fo:font-size="12pt" fo:font-weight="bold" officeooo:rsid="001d359a" officeooo:paragraph-rsid="00259bf9"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2pt" fo:font-style="italic" fo:font-weight="normal" officeooo:rsid="001df1f8" officeooo:paragraph-rsid="003ed6c7"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Times New Roman" fo:font-size="12pt" fo:font-style="italic" fo:font-weight="normal" officeooo:rsid="001df1f8" officeooo:paragraph-rsid="001d359a"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Times New Roman" fo:font-size="12pt" fo:font-style="normal" fo:font-weight="normal" officeooo:rsid="00484bdd" officeooo:paragraph-rsid="00484bdd"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Times New Roman" fo:font-size="15pt" fo:font-weight="bold" officeooo:rsid="001d359a" officeooo:paragraph-rsid="001d359a" style:font-size-asian="15pt" style:font-weight-asian="bold" style:font-size-complex="15pt" style:font-weight-complex="bold"/>
    </style:style>
    <style:style style:name="P14" style:family="paragraph" style:parent-style-name="Standard">
      <style:text-properties fo:font-weight="normal" officeooo:rsid="001d359a" officeooo:paragraph-rsid="001d359a" style:font-weight-asian="normal" style:font-weight-complex="normal"/>
    </style:style>
    <style:style style:name="P15" style:family="paragraph" style:parent-style-name="Standard">
      <style:paragraph-properties fo:text-align="center" style:justify-single-word="false"/>
      <style:text-properties style:font-name="American Typewriter" fo:font-size="62pt" fo:font-weight="normal" officeooo:rsid="001d359a" officeooo:paragraph-rsid="001d359a" style:font-size-asian="62pt" style:font-weight-asian="normal" style:font-size-complex="62pt" style:font-weight-complex="normal"/>
    </style:style>
    <style:style style:name="P16" style:family="paragraph" style:parent-style-name="Standard">
      <style:paragraph-properties fo:text-align="start" style:justify-single-word="false"/>
      <style:text-properties officeooo:paragraph-rsid="003ed6c7"/>
    </style:style>
    <style:style style:name="P17" style:family="paragraph" style:parent-style-name="Standard">
      <style:paragraph-properties fo:text-align="start" style:justify-single-word="false"/>
      <style:text-properties style:font-name="Times New Roman" fo:font-size="12pt" fo:font-style="normal" fo:font-weight="normal" officeooo:rsid="00484bdd" officeooo:paragraph-rsid="00484bd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Times New Roman" fo:font-size="12pt" fo:font-style="normal" fo:font-weight="normal" officeooo:rsid="0051dc28" officeooo:paragraph-rsid="0051dc2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Times New Roman" fo:font-size="12pt" fo:font-style="italic" fo:font-weight="normal" officeooo:rsid="001df1f8" officeooo:paragraph-rsid="003ed6c7" style:font-size-asian="10.5pt" style:font-style-asian="italic" style:font-weight-asian="normal" style:font-size-complex="12pt" style:font-style-complex="italic" style:font-weight-complex="normal"/>
    </style:style>
    <style:style style:name="T1" style:family="text">
      <style:text-properties style:text-position="super 58%" fo:font-weight="normal" officeooo:rsid="0044e5d4"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44e5d4" style:font-weight-asian="normal" style:font-weight-complex="normal"/>
    </style:style>
    <style:style style:name="T5" style:family="text">
      <style:text-properties style:font-name="Times New Roman" fo:font-size="12pt" fo:font-style="italic" fo:font-weight="normal" officeooo:rsid="001df1f8" style:font-size-asian="10.5pt" style:font-style-asian="italic" style:font-weight-asian="normal" style:font-size-complex="12pt" style:font-style-complex="italic" style:font-weight-complex="normal"/>
    </style:style>
    <style:style style:name="T6" style:family="text">
      <style:text-properties style:font-name="Times New Roman" fo:font-size="12pt" fo:font-style="italic" fo:font-weight="normal" officeooo:rsid="001ebd8a" style:font-size-asian="10.5pt" style:font-style-asian="italic" style:font-weight-asian="normal" style:font-size-complex="12pt"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4b9f97" style:font-style-asian="italic" style:font-style-complex="italic"/>
    </style:style>
    <style:style style:name="T9" style:family="text">
      <style:text-properties fo:font-style="italic" officeooo:rsid="0050b52c" style:font-style-asian="italic" style:font-style-complex="italic"/>
    </style:style>
    <style:style style:name="T10" style:family="text">
      <style:text-properties fo:font-style="italic" officeooo:rsid="0050e85b"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ebd8a" style:font-style-asian="italic" style:font-weight-asian="normal" style:font-style-complex="italic" style:font-weight-complex="normal"/>
    </style:style>
    <style:style style:name="T13" style:family="text">
      <style:text-properties fo:font-style="italic" fo:font-weight="normal" officeooo:rsid="004b9f97"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4b9f97" style:font-style-asian="normal" style:font-style-complex="normal"/>
    </style:style>
    <style:style style:name="T16" style:family="text">
      <style:text-properties fo:font-style="normal" officeooo:rsid="004f40e1" style:font-style-asian="normal" style:font-style-complex="normal"/>
    </style:style>
    <style:style style:name="T17" style:family="text">
      <style:text-properties fo:font-style="normal" officeooo:rsid="0050b52c" style:font-style-asian="normal" style:font-style-complex="normal"/>
    </style:style>
    <style:style style:name="T18" style:family="text">
      <style:text-properties fo:font-style="normal" officeooo:rsid="0050e85b" style:font-style-asian="normal" style:font-style-complex="normal"/>
    </style:style>
    <style:style style:name="T19" style:family="text">
      <style:text-properties fo:font-style="normal" officeooo:rsid="0051dc28" style:font-style-asian="normal" style:font-style-complex="normal"/>
    </style:style>
    <style:style style:name="T20" style:family="text">
      <style:text-properties fo:font-style="normal" officeooo:rsid="0054aaa9" style:font-style-asian="normal" style:font-style-complex="normal"/>
    </style:style>
    <style:style style:name="T21" style:family="text">
      <style:text-properties fo:font-style="normal" officeooo:rsid="0055ae89" style:font-style-asian="normal" style:font-style-complex="normal"/>
    </style:style>
    <style:style style:name="T22" style:family="text">
      <style:text-properties style:text-position="0% 100%" fo:font-weight="normal" officeooo:rsid="0044e5d4" style:font-weight-asian="normal" style:font-weight-complex="normal"/>
    </style:style>
    <style:style style:name="T23" style:family="text">
      <style:text-properties officeooo:rsid="00463e69"/>
    </style:style>
    <style:style style:name="T24" style:family="text">
      <style:text-properties officeooo:rsid="004b9f97"/>
    </style:style>
    <style:style style:name="T25" style:family="text">
      <style:text-properties officeooo:rsid="004c8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SCI 3SH3 Winter, 2021</text:p>
      <text:p text:style-name="P1"><text:span text:style-name="T2">Student Name:</text:span> Jatin Chowdhary</text:p>
      <text:p text:style-name="P1"><text:span text:style-name="T2">Mac ID:</text:span> Chowdhaj</text:p>
      <text:p text:style-name="P1"><text:span text:style-name="T2">Student #:</text:span> 400033011</text:p>
      <text:p text:style-name="P1"><text:span text:style-name="T2">Date:</text:span> <text:span text:style-name="T4">March </text:span><text:span text:style-name="T22">5</text:span><text:span text:style-name="T1">th</text:span><text:span text:style-name="T22">, 202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Lab <text:span text:style-name="T23">Assignment </text:span><text:span text:style-name="T24">4</text:span> – <text:span text:style-name="T24">Dining Philosophers</text:span></text:p>
      <text:p text:style-name="P15"/>
      <text:p text:style-name="P4"/>
      <text:p text:style-name="P4"/>
      <text:p text:style-name="P4"/>
      <text:p text:style-name="P4"/>
      <text:p text:style-name="P4"/>
      <text:p text:style-name="P4"/>
      <text:p text:style-name="P4"/>
      <text:p text:style-name="P4"/>
      <text:p text:style-name="P4"/>
      <text:p text:style-name="P5"><text:soft-page-break/>Q1 – <text:span text:style-name="T25">Dining Philosophers</text:span></text:p>
      <text:p text:style-name="P3"/>
      <text:p text:style-name="P13">Module Description</text:p>
      <text:p text:style-name="P7">The <text:span text:style-name="T8">dining_philosophers </text:span><text:span text:style-name="T15">program is </text:span><text:span text:style-name="T16">multi-threaded C program that uses the POSIX </text:span><text:span text:style-name="T20">thread </text:span><text:span text:style-name="T16">library to illustrate the concurrency problem, Dining Philosophers. </text:span><text:span text:style-name="T17">In this program, there are 5 philosophers, numbered 0 to 4, and there are 5 forks, numbered 0 to 4. Philosophers are represented by an array </text:span><text:span text:style-name="T20">of</text:span><text:span text:style-name="T17"> type </text:span><text:span text:style-name="T9">pthread_t</text:span><text:span text:style-name="T17">, and forks are represented by an int array. In the </text:span><text:span text:style-name="T9">forks</text:span><text:span text:style-name="T17"> array, the values can only be 1 or 0; the former signifies that a fork is available, and the latter means that the corresponding fork is not available. </text:span><text:span text:style-name="T18">The program starts off by declaring and initializing preliminary stuff like threads, numbers, etc. Then, the </text:span><text:span text:style-name="T10">forks</text:span><text:span text:style-name="T18"> array is populated with 1’s, signifying that all forks are available. Finally, each philosopher thread is created/</text:span><text:span text:style-name="T19">executed</text:span><text:span text:style-name="T18"> using </text:span><text:span text:style-name="T10">pthread_create</text:span><text:span text:style-name="T18"> and </text:span><text:span text:style-name="T10">main</text:span><text:span text:style-name="T18"> waits for the philosopher threads to finish via </text:span><text:span text:style-name="T10">pthread_join</text:span><text:span text:style-name="T18">. </text:span></text:p>
      <text:p text:style-name="P12"/>
      <text:p text:style-name="P18">Each philosopher thread executes code that corresponds to an action that a dining philosopher may do; pickup forks, eat, return forks, and think. Since the order of execution in a multi-threaded (or multi-process) program isn’t guaranteed, the dining philosophers will do unpredictable things. The first thing each philosopher does is try to pickup forks via the <text:span text:style-name="T7">pickup_forks</text:span> function. It does this by checking if both left and right forks that correspond to it are available. If they are not, the philosopher will wait and try later. If the forks are available, the philosopher will pick them up, start eating, and continue eating. Subsequently, the <text:span text:style-name="T7">return_forks</text:span> function is executed, and the philosopher returns the forks and sends a signal to every other philosopher thread, indicating that forks at <text:span text:style-name="T7">X</text:span> and <text:span text:style-name="T7">Y</text:span> have been returned. Finally, the philosopher starts to think, and continues thinking for a few seconds, until the entire cycle of pickup forks, return forks, and think is executed again. </text:p>
      <text:p text:style-name="P12"/>
      <text:p text:style-name="P6"><text:span text:style-name="T14">Note: This is a semi-high level description of the </text:span><text:span text:style-name="T8">dining_philosophers</text:span><text:span text:style-name="T14"> program. For more information </text:span><text:span text:style-name="T20">(i.e. Placement of mutexes, </text:span><text:span text:style-name="T21">logic, etc.</text:span><text:span text:style-name="T20">) </text:span><text:span text:style-name="T14">please refer to the source file, </text:span><text:span text:style-name="T8">dining_philosophers</text:span><text:span text:style-name="T7">.c</text:span><text:span text:style-name="T14">, and use the</text:span><text:span text:style-name="T7"> Makefile</text:span><text:span text:style-name="T14"> to compile it.</text:span></text:p>
      <text:p text:style-name="P9"/>
      <text:p text:style-name="P8">*Source Code: <text:span text:style-name="T13">dining_philosophers</text:span><text:span text:style-name="T11">.c</text:span><text:span text:style-name="T3">, </text:span><text:span text:style-name="T12">Makefile</text:span></text:p>
      <text:p text:style-name="P5"/>
      <text:p text:style-name="P5"/>
      <text:p text:style-name="P5"/>
      <text:p text:style-name="P5"/>
      <text:p text:style-name="P5"/>
      <text:p text:style-name="P11"/>
      <text:p text:style-name="P11"/>
      <text:p text:style-name="P11"/>
      <text:p text:style-name="P10"/>
      <text:p text:style-name="P10"/>
      <text:p text:style-name="P16"><text:span text:style-name="T5">*Source </text:span><text:span text:style-name="T6">C</text:span><text:span text:style-name="T5">ode is attached in a zip fi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American Typewriter" svg:font-family="'American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08T15:33:40.301380922</meta:creation-date>
    <dc:date>2021-03-19T11:27:00.725614880</dc:date>
    <meta:editing-duration>PT18H21M42S</meta:editing-duration>
    <meta:editing-cycles>42</meta:editing-cycles>
    <meta:generator>LibreOffice/7.0.4.2$MacOSX_X86_64 LibreOffice_project/dcf040e67528d9187c66b2379df5ea4407429775</meta:generator>
    <meta:document-statistic meta:table-count="0" meta:image-count="0" meta:object-count="0" meta:page-count="2" meta:paragraph-count="13" meta:word-count="369" meta:character-count="2358" meta:non-whitespace-character-count="1998"/>
  </office:meta>
</office:document-meta>
</file>